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apnootm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am</text:p>
          </table:table-cell>
          <table:table-cell office:value-type="string" table:style-name="ce1">
            <text:p>Aan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p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ot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e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meta:initial-creator>Paul Koppelaar</meta:initial-creator>
    <dc:creator>Paul Koppelaar</dc:creator>
    <meta:creation-date>2024-11-14T10:38:09Z</meta:creation-date>
    <dc:date>2024-11-14T10:39:40Z</dc:date>
  </office:meta>
</office:document-meta>
</file>